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text-properties style:font-name="Arial" style:font-name-complex="Arial"/>
    </style:style>
    <style:style style:name="P3" style:parent-style-name="Normal" style:family="paragraph">
      <style:text-properties style:font-name="Arial" style:font-name-complex="Arial"/>
    </style:style>
    <style:style style:name="P4" style:parent-style-name="ListParagraph" style:list-style-name="LFO1" style:family="paragraph">
      <style:text-properties style:font-name="Arial" style:font-name-complex="Arial"/>
    </style:style>
    <style:style style:name="P5" style:parent-style-name="Normal" style:family="paragraph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/>
    </style:style>
    <style:style style:name="P8" style:parent-style-name="ListParagraph" style:list-style-name="LFO1" style:family="paragraph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ListParagraph" style:list-style-name="LFO1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Project Set-up Guide</text:p>
      <text:p text:style-name="P2"/>
      <text:p text:style-name="P3">Step 1</text:p>
      <text:list text:style-name="LFO1" text:continue-numbering="true">
        <text:list-item>
          <text:p text:style-name="P4"/>
        </text:list-item>
      </text:list>
      <text:p text:style-name="P5"/>
      <text:p text:style-name="P6"/>
      <text:p text:style-name="P7">Step 2</text:p>
      <text:list text:style-name="LFO1" text:continue-numbering="true">
        <text:list-item>
          <text:p text:style-name="P8"/>
        </text:list-item>
      </text:list>
      <text:p text:style-name="P9"/>
      <text:p text:style-name="P10"/>
      <text:p text:style-name="P11">Step 3</text:p>
      <text:list text:style-name="LFO1" text:continue-numbering="true">
        <text:list-item>
          <text:p text:style-name="P12"/>
        </text:list-item>
      </text:list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LStudent:ELLICE.NELSON</meta:initial-creator>
    <dc:creator>ULStudent:ELLICE.NELSON</dc:creator>
    <meta:creation-date>2024-02-23T17:23:00Z</meta:creation-date>
    <dc:date>2024-02-23T18:19:00Z</dc:date>
    <meta:template xlink:href="Normal" xlink:type="simple"/>
    <meta:editing-cycles>1</meta:editing-cycles>
    <meta:editing-duration>PT3360S</meta:editing-duration>
    <meta:document-statistic meta:page-count="1" meta:paragraph-count="1" meta:word-count="7" meta:character-count="50" meta:row-count="1" meta:non-whitespace-character-count="44"/>
  </office:meta>
</office:document-meta>
</file>